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 svg:font-family="Calibri" style:font-family-generic="roman" style:font-pitch="variable"/>
    <style:font-face style:name="Georgia" svg:font-family="Georgia" style:font-family-generic="roman" style:font-pitch="variable"/>
    <style:font-face style:name="Wingdings" svg:font-family="Wingdings"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Wingdings1" svg:font-family="Wingdings" style:font-family-generic="system" style:font-pitch="variable"/>
  </office:font-face-decls>
  <office:automatic-styles>
    <style:style style:name="P1"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style>
    <style:style style:name="P2"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Calibri" fo:font-size="11pt" fo:font-style="normal" style:text-underline-style="none" fo:font-weight="normal" style:font-name-asian="Calibri1" style:font-size-asian="11pt" style:font-style-asian="normal" style:font-weight-asian="normal" style:font-name-complex="Calibri1" style:font-size-complex="11pt"/>
    </style:style>
    <style:style style:name="P3"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ext-properties fo:font-variant="normal" fo:text-transform="none" fo:color="#ff0000" style:text-line-through-style="none" style:text-line-through-type="none" style:text-position="0% 100%" style:font-name="Calibri" fo:font-size="11pt" fo:font-style="normal" style:text-underline-style="none" fo:font-weight="normal" style:font-name-asian="Calibri1" style:font-size-asian="11pt" style:font-style-asian="normal" style:font-weight-asian="normal" style:font-name-complex="Calibri1" style:font-size-complex="11pt"/>
    </style:style>
    <style:style style:name="P4"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ext-properties fo:color="#0000ff"/>
    </style:style>
    <style:style style:name="P5"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ext-properties fo:color="#0000ff" style:font-name="Wingdings" style:font-name-asian="Wingdings1" style:font-name-complex="Wingdings1"/>
    </style:style>
    <style:style style:name="P6"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ext-properties fo:color="#ff0000"/>
    </style:style>
    <style:style style:name="P7"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ext-properties fo:color="#ff0000" style:font-name="Wingdings" style:font-name-asian="Wingdings1" style:font-name-complex="Wingdings1"/>
    </style:style>
    <style:style style:name="P8"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ext-properties fo:color="#38761d"/>
    </style:style>
    <style:style style:name="P9" style:family="paragraph" style:parent-style-name="Standard" style:master-page-name="Standard">
      <style:paragraph-properties fo:margin-left="0in" fo:margin-right="0in" fo:margin-top="0in" fo:margin-bottom="0in" loext:contextual-spacing="false" fo:line-height="100%" fo:text-align="start" style:justify-single-word="false" fo:keep-together="auto" fo:orphans="2" fo:widows="2" fo:text-indent="0in" style:auto-text-indent="false" style:page-number="1" fo:padding="0in" fo:border="none" fo:keep-with-next="auto"/>
    </style:style>
    <style:style style:name="P10" style:family="paragraph" style:parent-style-name="Standard" style:list-style-name="WWNum1">
      <style:paragraph-properties fo:margin-left="0.5in" fo:margin-right="0in" fo:margin-top="0in" fo:margin-bottom="0in" loext:contextual-spacing="false" fo:line-height="100%" fo:text-align="start" style:justify-single-word="false" fo:keep-together="auto" fo:orphans="2" fo:widows="2" fo:text-indent="-0.25in" style:auto-text-indent="false" fo:padding="0in" fo:border="none" fo:keep-with-next="auto"/>
    </style:style>
    <style:style style:name="T1" style:family="text">
      <style:text-properties fo:font-variant="normal" fo:text-transform="none" fo:color="#000000" style:text-line-through-style="none" style:text-line-through-type="none" style:text-position="0% 100%" style:font-name="Calibri" fo:font-size="11pt" fo:font-style="normal" style:text-underline-style="none" fo:font-weight="normal" style:font-name-asian="Calibri1" style:font-size-asian="11pt" style:font-style-asian="normal" style:font-weight-asian="normal" style:font-name-complex="Calibri1" style:font-size-complex="11pt"/>
    </style:style>
    <style:style style:name="T2" style:family="text">
      <style:text-properties fo:font-variant="normal" fo:text-transform="none" fo:color="#0000ff" style:text-line-through-style="none" style:text-line-through-type="none" style:text-position="0% 100%" style:font-name="Calibri" fo:font-size="11pt" fo:font-style="normal" style:text-underline-style="solid" style:text-underline-width="auto" style:text-underline-color="font-color" fo:font-weight="normal" style:font-name-asian="Calibri1" style:font-size-asian="11pt" style:font-style-asian="normal" style:font-weight-asian="normal" style:font-name-complex="Calibri1" style:font-size-complex="11pt"/>
    </style:style>
    <style:style style:name="T3" style:family="text">
      <style:text-properties fo:font-variant="normal" fo:text-transform="none" fo:color="#ff0000" style:text-line-through-style="none" style:text-line-through-type="none" style:text-position="0% 100%" style:font-name="Calibri" fo:font-size="11pt" fo:font-style="normal" style:text-underline-style="none" fo:font-weight="normal" style:font-name-asian="Calibri1" style:font-size-asian="11pt" style:font-style-asian="normal" style:font-weight-asian="normal" style:font-name-complex="Calibri1" style:font-size-complex="11pt"/>
    </style:style>
    <style:style style:name="T4" style:family="text">
      <style:text-properties fo:font-variant="normal" fo:text-transform="none" fo:color="#ff0000" style:text-line-through-style="none" style:text-line-through-type="none" style:text-position="0% 100%" style:font-name="Wingdings" fo:font-size="11pt" fo:font-style="normal" style:text-underline-style="none" fo:font-weight="normal" style:font-name-asian="Wingdings1" style:font-size-asian="11pt" style:font-style-asian="normal" style:font-weight-asian="normal" style:font-name-complex="Wingdings1" style:font-size-complex="11pt"/>
    </style:style>
    <style:style style:name="T5" style:family="text">
      <style:text-properties fo:color="#0000ff"/>
    </style:style>
    <style:style style:name="T6" style:family="text">
      <style:text-properties fo:color="#0000ff" fo:font-style="italic" style:font-style-asian="italic"/>
    </style:style>
    <style:style style:name="T7" style:family="text">
      <style:text-properties fo:color="#0000ff" style:font-name="Wingdings" style:font-name-asian="Wingdings1" style:font-name-complex="Wingdings1"/>
    </style:style>
    <style:style style:name="T8" style:family="text">
      <style:text-properties fo:color="#9900ff"/>
    </style:style>
    <style:style style:name="T9" style:family="text">
      <style:text-properties fo:color="#9900ff" fo:font-weight="bold" style:font-weight-asian="bold"/>
    </style:style>
    <style:style style:name="T10" style:family="text">
      <style:text-properties fo:color="#ff0000"/>
    </style:style>
    <style:style style:name="T11" style:family="text">
      <style:text-properties fo:color="#38761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ext:span text:style-name="T1">----- Mail transféré -----</text:span></text:p>
      <text:p text:style-name="P1"><text:span text:style-name="T1">De: "Nicholas Gotelli" &lt;</text:span><text:a xlink:type="simple" xlink:href="mailto:onbehalfof@manuscriptcentral.com" text:style-name="ListLabel_20_10" text:visited-style-name="ListLabel_20_10"><text:span text:style-name="T2">onbehalfof@manuscriptcentral.com</text:span></text:a><text:span text:style-name="T1">&gt;</text:span></text:p>
      <text:p text:style-name="P1"><text:span text:style-name="T1">À: "Frederic Barraquand" &lt;</text:span><text:a xlink:type="simple" xlink:href="mailto:frederic.barraquand@u-bordeaux.fr" text:style-name="ListLabel_20_10" text:visited-style-name="ListLabel_20_10"><text:span text:style-name="T2">frederic.barraquand@u-bordeaux.fr</text:span></text:a><text:span text:style-name="T1">&gt;</text:span></text:p>
      <text:p text:style-name="P1"><text:span text:style-name="T1">Envoyé: Lundi 10 Décembre 2018 20:41:31</text:span></text:p>
      <text:p text:style-name="P1"><text:span text:style-name="T1">Objet: Ecology - Decision on Manuscript ID ECY18-1189</text:span></text:p>
      <text:p text:style-name="P2"/>
      <text:p text:style-name="P1"><text:span text:style-name="T1">10-Dec-2018</text:span></text:p>
      <text:p text:style-name="P2"/>
      <text:p text:style-name="P1"><text:span text:style-name="T1">Dear Dr. Barraquand:</text:span></text:p>
      <text:p text:style-name="P2"/>
      <text:p text:style-name="P1"><text:span text:style-name="T1">Thank you very much for submitting your manuscript "Looking for compensation at multiple scales in a wetland bird community" # ECY18-1189 to Ecology. <text:s/>The reviewers appreciated the work you have accomplished, but they raised substantial concerns about the paper. <text:s/>We will not be able to accept this manuscript for publication in the journal.</text:span></text:p>
      <text:p text:style-name="P2"/>
      <text:p text:style-name="P1"><text:span text:style-name="T1">The reviews are copied below, and we hope they will help you should you decide to revise the manuscript for submission elsewhere. <text:s/>Thank you again for thinking of the Journals of the Ecological Society. <text:s/>We will look forward to further contributions from you and your colleagues.</text:span></text:p>
      <text:p text:style-name="P2"/>
      <text:p text:style-name="P1"><text:span text:style-name="T1">The reviews were not fatal, but unfortunately there was not enough support to justify a revision. I think the work has merit, so I have recommended a transfer to Ecosphere for consideration. In light of these reviews, the Report format may not have been optimal for this paper, and a submission of Ecosphere will give you the space you need to fully describe the analyses. I am sorry to not have better news, but I do hope you will consider a transfer of a revised manuscript to Ecosphere.</text:span></text:p>
      <text:p text:style-name="P1"><text:span text:style-name="T1"><text:s text:c="20"/></text:span></text:p>
      <text:p text:style-name="P2"/>
      <text:p text:style-name="P1"><text:span text:style-name="T1">Sincerely,</text:span></text:p>
      <text:p text:style-name="P2"/>
      <text:p text:style-name="P1"><text:span text:style-name="T1">Dr. Nicholas Gotelli</text:span></text:p>
      <text:p text:style-name="P1"><text:soft-page-break/><text:span text:style-name="T1">Subject Matter Editor, Ecology</text:span></text:p>
      <text:p text:style-name="P1"><text:a xlink:type="simple" xlink:href="mailto:ngotelli@uvm.edu" text:style-name="ListLabel_20_10" text:visited-style-name="ListLabel_20_10"><text:span text:style-name="T2">ngotelli@uvm.edu</text:span></text:a></text:p>
      <text:p text:style-name="P2"/>
      <text:p text:style-name="P1"><text:span text:style-name="T1">------------------------------------------------------------------------</text:span></text:p>
      <text:p text:style-name="P1"><text:span text:style-name="T1"><text:s/></text:span></text:p>
      <text:p text:style-name="P1"><text:span text:style-name="T1">Although your manuscript was not accepted for publication in Ecology, we believe your manuscript is a strong candidate for potential publication in Ecosphere, a peer-reviewed, open-access, interdisciplinary journal providing rapid publication of high-quality research by the Ecological Society of America (ESA). Ecosphere has a similar standard for high-quality science as all of the ESA journals, but with a much quicker publication time, a broader scope, and fewer constraints on page lengths than the traditional journals.</text:span></text:p>
      <text:p text:style-name="P2"/>
      <text:p text:style-name="P1"><text:span text:style-name="T1">I am willing to consider a version of your manuscript following major revision that addresses the concerns of the reviewers. You should also send a cover letter indicating your response to the review comments and the changes you have made in the manuscript. If you disagree with a reviewer's point, please explain why.</text:span></text:p>
      <text:p text:style-name="P2"/>
      <text:p text:style-name="P1"><text:span text:style-name="T1">If you would like to transfer your manuscript to Ecosphere then click the link below:</text:span></text:p>
      <text:p text:style-name="P2"/>
      <text:p text:style-name="P1"><text:span text:style-name="T1">*** PLEASE NOTE: This is a two-step process. After clicking on the link, you will be directed to a webpage to confirm. *** </text:span></text:p>
      <text:p text:style-name="P2"/>
      <text:p text:style-name="P1"><text:a xlink:type="simple" xlink:href="https://mc.manuscriptcentral.com/ecology?URL_MASK=ad4a732b55334e4285b255ae44d93723" text:style-name="ListLabel_20_10" text:visited-style-name="ListLabel_20_10"><text:span text:style-name="T2">https://mc.manuscriptcentral.com/ecology?URL_MASK=ad4a732b55334e4285b255ae44d93723</text:span></text:a></text:p>
      <text:p text:style-name="P2"/>
      <text:p text:style-name="P1"><text:span text:style-name="T1">If you decline the offer to automatically transfer your paper to Ecosphere then click the link below:</text:span></text:p>
      <text:p text:style-name="P2"/>
      <text:p text:style-name="P1"><text:span text:style-name="T1">*** PLEASE NOTE: This is a two-step process. After clicking on the link, you will be directed to a webpage to confirm. *** </text:span></text:p>
      <text:p text:style-name="P2"/>
      <text:p text:style-name="P1"><text:a xlink:type="simple" xlink:href="https://mc.manuscriptcentral.com/ecology?URL_MASK=ac6eb813ec8e47e49be5ebbc2e49948b" text:style-name="ListLabel_20_10" text:visited-style-name="ListLabel_20_10"><text:span text:style-name="T2">https://mc.manuscriptcentral.com/ecology?URL_MASK=ac6eb813ec8e47e49be5ebbc2e49948b</text:span></text:a></text:p>
      <text:p text:style-name="P2"/>
      <text:p text:style-name="P2"><text:soft-page-break/></text:p>
      <text:p text:style-name="P1"><text:span text:style-name="T1">Because Ecosphere is a rapid-publication journal, you have 30 days to opt in for the transfer. Once you transfer, you will have two months to submit a revised manuscript for consideration for publication in Ecosphere. A revision submitted past this two-month period may be considered a new submission and subject to additional review. Because Ecosphere is open access, the publication fee is $1250/paper if the corresponding author is an ESA member and $1500/paper if the corresponding author is not a member of ESA for papers submitted in 2018. For papers submitted in 2019, the publication fee will be $1500/paper if the corresponding editor is an ESA member and $1750 if the corresponding author is not a member of ESA.</text:span></text:p>
      <text:p text:style-name="P2"/>
      <text:p text:style-name="P1"><text:span text:style-name="T1">Please note this transfer does not guarantee your manuscript will be accepted by Ecosphere.</text:span></text:p>
      <text:p text:style-name="P2"/>
      <text:p text:style-name="P2"/>
      <text:p text:style-name="P1"><text:span text:style-name="T1">Dr. Debra Peters</text:span></text:p>
      <text:p text:style-name="P1"><text:span text:style-name="T1">Editor-in-Chief, Ecosphere</text:span></text:p>
      <text:p text:style-name="P2"/>
      <text:p text:style-name="P1"><text:span text:style-name="T1">------------------------------------------------------------------------</text:span></text:p>
      <text:p text:style-name="P2"/>
      <text:p text:style-name="P1"><text:span text:style-name="T1">Reviewer(s)' Comments to Author:</text:span></text:p>
      <text:p text:style-name="P2"/>
      <text:p text:style-name="P1"><text:span text:style-name="T1">Reviewer: 1</text:span></text:p>
      <text:p text:style-name="P2"/>
      <text:p text:style-name="P1"><text:span text:style-name="T1">Comments to the Author</text:span></text:p>
      <text:p text:style-name="P2"/>
      <text:p text:style-name="P2"/>
      <text:p text:style-name="P1"><text:span text:style-name="T1">The article submitted by Barraquand and coauthors looks for evidence about compensatory dynamics, in opposition to synchronized dynamics in a bird community monitored along 35 years. Compensatory dynamics are in the core of the mechanisms that account for ecosystem stability, but theoretical advances in this area has not been coupled with many empirical analyses. Empirical support has been limited by data availability and by statistical issues related to detection of compensatory dynamics. This is where the article may represent a significant contribution. The study considers a novel taxonomic group, and consequently species biology and an ecosystem poorly represented in previous studies with similar approaches that focused on plankton and grasslands.</text:span></text:p>
      <text:p text:style-name="P1"><text:span text:style-name="T1">I honestly enjoy the article and I like the conceptual and methodological approach to the problem. However, I also have some concerns. </text:span></text:p>
      <text:p text:style-name="P2"/>
      <text:p text:style-name="P1"><text:soft-page-break/><text:span text:style-name="T1">1) In my opinion the text requires some edition and clarification. The study is very well supported from a conceptual and methodological perspective. However, main ideas are not completely introduced (e.g. the two mechanisms related to compensatory dynamics), the reason to use the Gross index and wavelet is not clearly explained, the motivation for the analysis at different taxonomic scales may be better introduced, and discussion is not at the level of results. The appendix is particularly difficult to follow. </text:span></text:p>
      <text:p text:style-name="P2"/>
      <text:p text:style-name="P1"><text:span text:style-name="T3">Un petit travail sur le texte permettra de palier à ce commentaire : insister sur les concepts et state-of-the art concernant synchronie/compensation, un peu plus de détails en M&amp;M sur les choix méthodologiques (incluant indice Gross, ondelettes et description des guildes/groupes fonctionnels), et étendre la discussion sur les implications théoriques des résultats. </text:span></text:p>
      <text:p text:style-name="P4"/>
      <text:p text:style-name="P1"><text:span text:style-name="T5">&gt;&gt; Yes, we will introduce in greater detail the concepts and methods. </text:span></text:p>
      <text:p text:style-name="P2"/>
      <text:p text:style-name="P1"><text:span text:style-name="T1">2) I strongly support the use of the synchrony index of Gross et al. (2013) and the wavelet analysis following Keitt (2008). However, I think that the motivation for the two complementary approaches have to be better introduced. Considering the lack of a universally accepted method to detect compensatory (or synchronized) dynamics, you may also consider the use of phase analysis (Cazelles and Stone 2003). </text:span></text:p>
      <text:p text:style-name="P2"/>
      <text:p text:style-name="P1"><text:span text:style-name="T3">Je ne connais pas la ‘phase analysis’, mais je suis sûre que vous y avez pensé, et qu’il y a donc une raison qui a justifié le choix des méthodes retenues… ces arguments pourraient être mis en avant en qq lignes…ou citer quelques autres méthodes qui auraient pu être choisies, et pourquoi…</text:span></text:p>
      <text:p text:style-name="P6"/>
      <text:p text:style-name="P1"><text:span text:style-name="T5">&gt;&gt; So far as I can see, the Cazelles and Stone method is appropriate to test synchrony in cases where there are fluctuations and the community “locks on” to a particular frequency, e.g., annual. Here, we need methods that go beyond that and that are able to see compensation </text:span><text:span text:style-name="T6">even though there is a dominant synchrony at some temporal scale. </text:span><text:span text:style-name="T5">I don’t think that the Cazelles and Stone method does that [Coralie, you can check how you understand it]. </text:span></text:p>
      <text:p text:style-name="P4"/>
      <text:p text:style-name="P1"><text:span text:style-name="T8">I agree with the above. As far as I understand this method, it does not really consider compensation (unless you define it as “absence of synchrony”), does not deal with the same phenomena as we do (phase-locking seems more sensitive to environmental cycles but we are not studying cyclic dynamics that can be shifted on the long-term by these signals), and it is usually not used with different frequencies as wavelets are. Keitt does present a wavelet-based phase analysis but the phase difference interpretation is far from obvious, even in his paper. </text:span></text:p>
      <text:p text:style-name="P1"><text:span text:style-name="T8">On a more trivial point of view, reviewers seemed already lost with two methods, maybe we don’t want to add one more. The benefits of Gross &amp; Keitt analyses is that they are intuitively similar, the later being the application of the former to the frequency domain. </text:span></text:p>
      <text:p text:style-name="P1"><text:span text:style-name="T1"><text:s/></text:span></text:p>
      <text:p text:style-name="P1"><text:span text:style-name="T1">3) Compensatory dynamic may originate by two ultimate mechanisms: competition among species with similar functional traits and by the differential response to variation in environmental conditions among species with different functional traits. </text:span></text:p>
      <text:p text:style-name="P3"/>
      <text:p text:style-name="P1"><text:span text:style-name="T3">Oui bin c’est un peu dit dans le papier il me semble. </text:span></text:p>
      <text:p text:style-name="P6"/>
      <text:p text:style-name="P1"><text:span text:style-name="T5">&gt;&gt; Yes, we do say this, albeit briefly. </text:span></text:p>
      <text:p text:style-name="P2"/>
      <text:p text:style-name="P1"><text:soft-page-break/><text:span text:style-name="T1">I understand that the authors consider these two mechanisms but are not independently and clearly introduced and considered. For example, the very first sentence of introduction only focus on competitive dynamics. The second sentence implicitly incorporate the second mechanisms but not explicitly.</text:span></text:p>
      <text:p text:style-name="P2"/>
      <text:p text:style-name="P1"><text:span text:style-name="T3">Là je crois que ça vient de la volonté de rester court et concis considérant le format ciblé…à revoir si on part sur un format un poil plus long ? </text:span></text:p>
      <text:p text:style-name="P6"/>
      <text:p text:style-name="P1"><text:span text:style-name="T5">&gt;&gt; Yes. </text:span></text:p>
      <text:p text:style-name="P2"/>
      <text:p text:style-name="P1"><text:span text:style-name="T1">4) Some clarifications in methods are required, as well as, some consideration about the performance of the randomization test used to evaluate significance in sync dynamics. See specific comments. </text:span></text:p>
      <text:p text:style-name="P2"/>
      <text:p text:style-name="P1"><text:span text:style-name="T3">Idem, étoffer M&amp;M</text:span></text:p>
      <text:p text:style-name="P6"/>
      <text:p text:style-name="P1"><text:span text:style-name="T5">&gt;&gt; Yes. </text:span></text:p>
      <text:p text:style-name="P2"/>
      <text:p text:style-name="P1"><text:span text:style-name="T1">I am ok with the functional classification (guilds). However, it has to be recognized that it is a very general classification. An approach based on functional traits may suggest a different aggregation of species.</text:span></text:p>
      <text:p text:style-name="P2"/>
      <text:p text:style-name="P1"><text:span text:style-name="T3">Oui bon…là…’functional traits’, je me demande ce que ça veut dire pour lui/elle…car je ne suis sûre que ce soit vraiment différent que de parler de ‘functional guilds’ finalement (disons que le premier donne des sortes de variables continues, le second plutôt des catégories, mais dans le fond c’est un peu la même démarche)…taille d’espèce, régime alimentaire, comportement migratoire, capacité de mobilité…il fallait bien choisir certains critères (ou ‘traits’) pour définir des groupes en restant cohérent par rapport à la communauté ciblée…je pense que les groupes choisis traduisent bien des différences alimentaires, de mobilité et taxonomique/phylogénétique clés…mais ont surtout été choisis en fonction des données (abondances relatives dans les séries temporelles), non ?…on peut peut-être insister un peu sur ce dernier aspect pour justifier du choix de ces guildes un peu ‘générales’ (i.e., not an arbitrary choice, but one based on data exploration)</text:span></text:p>
      <text:p text:style-name="P6"/>
      <text:p text:style-name="P1"><text:span text:style-name="T5">&gt;&gt; Yes - as I remember it, it made no sense to consider a full trait matrix. [Christelle, ideas?]</text:span></text:p>
      <text:p text:style-name="P1"><text:span text:style-name="T11">Pour la matrice de trait, il y avait plusieurs pbs :</text:span></text:p>
      <text:list xml:id="list1514535900" text:style-name="WWNum1">
        <text:list-item>
          <text:p text:style-name="P10"><text:span text:style-name="T11">1) difficulté de trouver l’info pour toutes les espèces</text:span></text:p>
        </text:list-item>
        <text:list-item>
          <text:p text:style-name="P10"><text:span text:style-name="T11">2) en ce qui concerne le régime alimentaire, c’était un peu toujours la même chose, difficile de trancher sur ça.</text:span></text:p>
        </text:list-item>
        <text:list-item>
          <text:p text:style-name="P10"><text:span text:style-name="T11">3) le comportement migratoire, au final dans un nombre non négligeable d’espèce une partie de la pop’ <text:s/>reste sur place, pas sûre non plus de pouvoir vraiment trancher.</text:span></text:p>
        </text:list-item>
      </text:list>
      <text:p text:style-name="P1"><text:soft-page-break/><text:span text:style-name="T11">-&gt; entre le fait qu’on ait pas toute l’info et le fait que l’info que l’on a ne soit pas suffisamment tranchée, je n’ai pas trop d’idées pour argumenter nos choix sur ces aspects en l’état actuel de la matrice.</text:span></text:p>
      <text:p text:style-name="P1"><text:span text:style-name="T11">Après, je peux essayer de reprendre cette grille en me concentrant que sur les espèces que l’on a conservé, ça sera déjà plus facile.</text:span></text:p>
      <text:p text:style-name="P2"/>
      <text:p text:style-name="P1"><text:span text:style-name="T1">5) I am not convinced about the relevance of the intra annual analysis in the present dataset (in wavelet). Previous studies that consider intra vs interannual dynamics worked with plankton, species that have several generation per year. Consequently, seasonal dynamics in environmental conditions represents a forcing in population dynamics. For birds with generation times larger than year, intra annual dynamic may represent behavioral processes </text:span></text:p>
      <text:p text:style-name="P2"/>
      <text:p text:style-name="P1"><text:span text:style-name="T3">Oui c’était bien ça le but, i.E., represent behavirola processes, non ?…(déplacements in/out the reserve during the presence period…) <text:s/>mais peut-être que je ne saisis pas bien the point here…</text:span></text:p>
      <text:p text:style-name="P6"/>
      <text:p text:style-name="P1"><text:span text:style-name="T5">&gt;&gt; The goal was indeed precisely to consider behavioural processes. For instance, if two species avoid competition by shifting their presence during certain times where the other species is present, it is a behaviour process but it has still a lot of impact from a community viewpoint because it means that species still compete. </text:span></text:p>
      <text:p text:style-name="P2"/>
      <text:p text:style-name="P1"><text:span text:style-name="T1">but not the demographic processes involved in compensatory dynamics (for example: relative representation of cold and warm species, interspecific interference, or phenological changes determined by other mechanisms). </text:span></text:p>
      <text:p text:style-name="P2"/>
      <text:p text:style-name="P1"><text:span text:style-name="T3">Là je crois qu’il s’agit juste de bien reformuler pourquoi on a regardé les ‘intra-annual cycles’, et pour décrire quel pattern/process chez les espèces ciblées. Peut-être faire mieux apparaitre le lien avec les modalités/connaissances gestion sur la réserve ? (et les déplacements connus des animaux entre le bassin et le site d’étude ? ) qui peuvent donc être bien appréhendés avec justement ces cycles intra-annuels…). Ou bien faire référence aux patterns d’abondance saisonniers présentés dans le rapport ? </text:span></text:p>
      <text:p text:style-name="P6"/>
      <text:p text:style-name="P1"><text:span text:style-name="T5">&gt;&gt; Perhaps we can make the point that behavioural avoidance processes can have eventually some impacts on population and community dynamics: the species that decide to stay away can ‘pay the price’ by not staying in the optimal habitat etc. But we need probably to say that explicitly. </text:span></text:p>
      <text:p text:style-name="P2"/>
      <text:p text:style-name="P1"><text:span text:style-name="T1">6) Contrasting with an article that is well rooted on theory, discussion is, in my opinion, poorly connected with this theory. Results are recapitulated, novel analysis introduced (appendix 3), and the main theoretical issues about compensatory versus sync dynamics are briefly considered. </text:span></text:p>
      <text:p text:style-name="P2"/>
      <text:p text:style-name="P1"><text:span text:style-name="T3">Cf commentaire précédent. En rajouter une couche avec un paragraphe de discussion supplémentaire bien ‘rooted with theory’…je suis sûre que Fred fera ça très bien </text:span><text:span text:style-name="T4">☺</text:span></text:p>
      <text:p text:style-name="P1"><text:span text:style-name="T3">A priori l’appendix 3 est difficile à lire…(je ne l’ai pas dans la version soumise du papier….donc je ne vois pas trop…mais je peux jeter un œil si vous me le renvoyez ?)</text:span></text:p>
      <text:p text:style-name="P6"/>
      <text:p text:style-name="P1"><text:span text:style-name="T5">&gt;&gt; Yes. We will work on Appendix 3 (but I am surprised). </text:span></text:p>
      <text:p text:style-name="P2"><text:soft-page-break/></text:p>
      <text:p text:style-name="P1"><text:span text:style-name="T1">7) Most of the pertinent literature is considered. I wander about the consideration of Zero sum dynamics in communities, in which the increase in species abundance is compensated by reductions in the abundance of other species. This zero-sum dynamic was reported in different systems (Keitt and Stanley 1998, Segura et al. 2017) and represent an empirical evidence of compensatory dynamics that may be consider. This may be an interesting topic in the discussion of the role of the methodological approach on the detection of the phenomena on real noisily data. </text:span></text:p>
      <text:p text:style-name="P2"/>
      <text:p text:style-name="P1"><text:span text:style-name="T3">Again, to be discussed ? On peut imaginer un paragraphe replaçant les résultats dans leur contexte théorique + un autre avec plus de discussions sur les méthodes (considérant les ‘phase analyses’ ou autres alternatives possibles, et ce type de considérations sur les ‘zero-sum’ dynamics, si cela vous parait pertinent ? Ca permettrait aussi d’étoffer un peu la discu puisque c’est une des reproches principaux du reviewer…</text:span></text:p>
      <text:p text:style-name="P6"/>
      <text:p text:style-name="P1"><text:span text:style-name="T5">&gt;&gt; A zero-sum dynamics is extremely unlikely here since the total abundance, summed over all bird species, fluctuates seasonally (hence when a species 1 increases over 2 month, even over 6 months, species . </text:span></text:p>
      <text:p text:style-name="P4"/>
      <text:p text:style-name="P1"><text:span text:style-name="T5">In the year x season framework that we adopted, one could assume that there is a seasonally determined maximal carrying capacity to the reserve. This would translate in a Gross coefficient of -1 [check that Coralie, but I think it is correct]. </text:span><text:span text:style-name="T8">It would indeed lead to -1.</text:span></text:p>
      <text:p text:style-name="P4"/>
      <text:p text:style-name="P1"><text:span text:style-name="T5">However, this is not what we find, compensation is low and rare. So as there is little compensation, there is most definitely no zero-sum dynamics since it is an extreme form of compensation. </text:span></text:p>
      <text:p text:style-name="P4"/>
      <text:p text:style-name="P4"/>
      <text:p text:style-name="P1"><text:span text:style-name="T1">Specific comments</text:span></text:p>
      <text:p text:style-name="P2"/>
      <text:p text:style-name="P1"><text:span text:style-name="T1">L27. Priority effect is one the mechanisms determining drift, not the only one.</text:span></text:p>
      <text:p text:style-name="P1"><text:span text:style-name="T3">Je ne suis pas sûre de comprendre ce que le reviewer entend par ‘drift’…mais on peut reformuler avec ‘among other processes’,…</text:span></text:p>
      <text:p text:style-name="P6"/>
      <text:p text:style-name="P1"><text:span text:style-name="T5">&gt;&gt; Yes we agree and we’ll make sure that we are not claiming that. [Drift is usually due to demographic stochasticity but I think stochastic processes more generally is meant here]</text:span></text:p>
      <text:p text:style-name="P2"/>
      <text:p text:style-name="P1"><text:span text:style-name="T1">L42. Following population dynamics literature I recommend to introduce populations sync because environmental sync as Moran effect (Royama 1992, 2005).</text:span></text:p>
      <text:p text:style-name="P1"><text:span text:style-name="T3">J’ai regardé ce que c’est le Moran effect…je vous laisse juge de la nécessiter d‘en parler dans la révision ? Il me semble que ces effets environnements sont un peu introduits au paragraphe suivant lorsqu’on aborde les échelles taxonomiques…non ? En tout cas implicitement…à voir s’il est nécessaire de clarifier….</text:span></text:p>
      <text:p text:style-name="P6"><text:soft-page-break/></text:p>
      <text:p text:style-name="P1"><text:span text:style-name="T5">&gt;&gt; The Moran effect concerns the spatial synchrony of different populations of the same species. Community compensation is related to synchrony between species at the same location. Those are two completely different concepts even though synchrony is involved in both. </text:span></text:p>
      <text:p text:style-name="P2"/>
      <text:p text:style-name="P1"><text:span text:style-name="T1">L54. I am ok with the importance of consider compensation among functional groups because it is in the core of the theory. In my opinion, the actual presentation as “taxonomic scale” not merit the relevance and coherence of the approach with the theoretical framework. In this line, the potential of the “taxonomic” classification for representing functional groups has to be better introduced with a clear focus on this. </text:span></text:p>
      <text:p text:style-name="P2"/>
      <text:p text:style-name="P1"><text:span text:style-name="T3">Cf commentaires précédents. Ça revient aussi à mieux présenter les différences guildes vs. traits discutées plus haut</text:span></text:p>
      <text:p text:style-name="P6"/>
      <text:p text:style-name="P1"><text:span text:style-name="T5">&gt;&gt; That is highly debatable, very often taxonomic classification can be better than trait classification, so there is a need to consider both</text:span></text:p>
      <text:p text:style-name="P4"/>
      <text:p text:style-name="P1"><text:span text:style-name="T5">Clark, J. S. (2016). Why species tell more about traits than traits about species: predictive analysis. </text:span><text:span text:style-name="T6">Ecology</text:span><text:span text:style-name="T5">, </text:span><text:span text:style-name="T6">97</text:span><text:span text:style-name="T5">(8), 1979-1993.</text:span></text:p>
      <text:p text:style-name="P4"/>
      <text:p text:style-name="P1"><text:span text:style-name="T5">One reasonable explanation is that a phenotype is highly-dimensional, hence the traits that we measure are a small subset of traits (and dependencies between traits) that determine fitness. </text:span></text:p>
      <text:p text:style-name="P1"><text:span text:style-name="T5">Under this paradigm, it becomes logical that taxonomic distance can be a better predictor of true phenotypic distance than a distance based on a limited set of traits, imperfectly measured. </text:span></text:p>
      <text:p text:style-name="P2"/>
      <text:p text:style-name="P1"><text:span text:style-name="T1">L86. Maximum abundance may be a very noise estimation of population abundance, because the nature of extremes parameters and because in birds may be particularly sensible to the aggregation of individuals. I recommend to consider alternatives to maximum abundance or to strongly argue about it use over alternatives. </text:span></text:p>
      <text:p text:style-name="P2"/>
      <text:p text:style-name="P1"><text:span text:style-name="T3">OK…est-ce-que d’autres métriques que la max. abundance ont été testées? Si oui, tout est prêt pour répondre à ça, sinon, tenter abondances moyennes ? médianes ? De tt façon, à partir du moment où la même métrique est utilisée pour toutes espèces et années, les ‘biais’ possibles seront cohérents, donc est-ce-que cela pose vraiment problème ?? A moins que les patterns d’agrégation mentionnés ici soient très variables entre les espèces analysées, auquel cela peut effectivement être un problême…à discuter </text:span></text:p>
      <text:p text:style-name="P6"/>
      <text:p text:style-name="P1"><text:span text:style-name="T5">&gt;&gt; Using the max is a limitation of the study, as pre-2007 the only information that was stored was the max per month. However, </text:span></text:p>
      <text:p text:style-name="P4"/>
      <text:p text:style-name="P1"><text:span text:style-name="T5">1 - the max per month is often used in other bird studies</text:span></text:p>
      <text:p text:style-name="P1"><text:soft-page-break/><text:span text:style-name="T5">2 - it has been (indeed) used throughout the whole time series [it is more variable than the average, but it is more variable over the whole time series]</text:span></text:p>
      <text:p text:style-name="P1"><text:span text:style-name="T5">3 - the max is used over the whole reserve, which comprises several (XX) sectors whose abundances are summed - any aggregation of birds would affect one or two sector only. </text:span></text:p>
      <text:p text:style-name="P4"/>
      <text:p text:style-name="P1"><text:span text:style-name="T5">One other reason to use the max per month is that the Teich reserves somehow “sample” the area of Arcachon Bay - if we use the max, we get an idea of how many birds there are this month in the area, that happened to get to the Teich for the most part on a particular day of the month. If we average the abundance of a given bird species at the Teich reserve, we somehow integrate the local factors that make the birds move slightly around Arcachon Bay (e.g., there was too much fog on the Teich, some hunters were there more frequently this month, etc.)</text:span></text:p>
      <text:p text:style-name="P4"/>
      <text:p text:style-name="P1"><text:span text:style-name="T5">If the last reason is better, we can use that one. </text:span></text:p>
      <text:p text:style-name="P2"/>
      <text:p text:style-name="P1"><text:span text:style-name="T1">L110. This sentence is not clear. It may be interpreted as an analysis at the intra season scale. Please clarify that the temporal grain of analysis is the year discriminating between cold and warm seasons assemblies. </text:span></text:p>
      <text:p text:style-name="P2"/>
      <text:p text:style-name="P1"><text:span text:style-name="T3">Pour moi la phrase est très claire, mais bon…</text:span></text:p>
      <text:p text:style-name="P6"/>
      <text:p text:style-name="P1"><text:span text:style-name="T5">&gt;&gt; Same here. We can rewrite this slightly if need be though. </text:span></text:p>
      <text:p text:style-name="P2"/>
      <text:p text:style-name="P1"><text:span text:style-name="T1">L 134- Which was the range of lags considered in the randomization? </text:span></text:p>
      <text:p text:style-name="P1"><text:span text:style-name="T1">I understand that the “caterpillar” procedure may be recommended but I have some doubts. <text:s/>Type II error rate may be enhanced when correlation between series persist at short time lags, for example because a major order regulation structure and/or cycle dynamics (Royama 1992, Turchin 2003). More difficult to control in the lag-randomized test: if you have cycle dynamics lag-randomized series of sync dynamic will periodically have large correlation in the randomized data. This will determine a large similitude between randomized and observed correlation that enhance type 2 error rate. If I properly follow your simulations this concern is supported by your analysis. I don`t know if this is something to have be even discussed in the article but just some ideas to think about. </text:span></text:p>
      <text:p text:style-name="P2"/>
      <text:p text:style-name="P1"><text:span text:style-name="T3">OK…peut-on juste indiquer le lag range des randomization ici ? Ce n’est probablement même pas nécessaire car là le reviewer lance juste des points de réflexion a priori…à voir….en tout cas l’argument de réponse sera prêt en cas que ce point soit de nouveau relevé lors d’une seconde review…</text:span></text:p>
      <text:p text:style-name="P6"/>
      <text:p text:style-name="P1"><text:span text:style-name="T5">&gt;&gt; Could this happen here? Have a look Coralie. </text:span></text:p>
      <text:p text:style-name="P4"/>
      <text:p text:style-name="P1"><text:span text:style-name="T8">The thing is: I’m not completely sure I get what he meant. </text:span></text:p>
      <text:p text:style-name="P1"><text:soft-page-break/><text:span text:style-name="T8">What I can say is that the lag goes from 1 to the length of the time series (so we don’t only consider short time lags), is randomly chosen and different for </text:span><text:span text:style-name="T9">each</text:span><text:span text:style-name="T8"> species (so </text:span><text:span text:style-name="T9">each</text:span><text:span text:style-name="T8"> random lag should be a multiple of the cycle period for the correlation to maintain), and that we use this randomization process 100 times for each test.</text:span></text:p>
      <text:p text:style-name="P1"><text:span text:style-name="T8">Maybe we need to talk about this, though… </text:span></text:p>
      <text:p text:style-name="P2"/>
      <text:p text:style-name="P1"><text:span text:style-name="T1">L137. I miss the use of Bonferroni here, please clarify.</text:span></text:p>
      <text:p text:style-name="P1"><text:span text:style-name="T3">N’est-ce-pas pour s’assurer justement de la relation statistique entres les dynamiques des différentes espèces avant de compiler les indices de synchronie ? c’est ce que je comprends implicitement en tout cas. <text:s/>Une petite phrase permettra de clarifier ça. </text:span></text:p>
      <text:p text:style-name="P6"/>
      <text:p text:style-name="P1"><text:span text:style-name="T5">&gt;&gt; Yes. We test many species at the same time. </text:span></text:p>
      <text:p text:style-name="P2"/>
      <text:p text:style-name="P1"><text:span text:style-name="T1">L138-141. Please clarify.</text:span></text:p>
      <text:p text:style-name="P2"/>
      <text:p text:style-name="P1"><text:span text:style-name="T1">L138. First, the same analyses have to be done to all the series. It is not clear if this is the case. Second, you may introduce wavelet in a different paragraph supporting it use as an alternative approach. The reason to use of different methods have to be clearly presented. </text:span></text:p>
      <text:p text:style-name="P1"><text:span text:style-name="T3">OK. Séparer les deux parties de ce paragraphe en étoffant peu les détails méthodo dans chaque cas ?</text:span></text:p>
      <text:p text:style-name="P1"/>
      <text:p text:style-name="P1"><text:span text:style-name="T5">&gt;&gt; Probably needed. </text:span></text:p>
      <text:p text:style-name="P1"/>
      <text:p text:style-name="P1"><text:span text:style-name="T1">Considering that there is no “magic bullet” method (Gouhier et al. 2013), may have sense to consider phase analysis?(Cazelles and Stone 2003).</text:span></text:p>
      <text:p text:style-name="P1"><text:span text:style-name="T3">Voir commentaire précédent</text:span></text:p>
      <text:p text:style-name="P6"/>
      <text:p text:style-name="P1"><text:span text:style-name="T5">&gt;&gt; No, cf. previous mention of Cazelles &amp; Stone. </text:span></text:p>
      <text:p text:style-name="P2"/>
      <text:p text:style-name="P1"><text:span text:style-name="T1">L144. Add software and/or functions used in this analysis.</text:span></text:p>
      <text:p text:style-name="P1"><text:soft-page-break/><text:span text:style-name="T3">Ça se fait encore ça ? Enfin, ajouter R et fonctions avec la phrase ligne 151 ? Enfin fonctions je vois pas trop, vu que le code est déjà mis à dispo sur GitHub…</text:span></text:p>
      <text:p text:style-name="P6"/>
      <text:p text:style-name="P1"><text:span text:style-name="T5">&gt;&gt; Add list of R or Matlab packages used. </text:span></text:p>
      <text:p text:style-name="P2"/>
      <text:p text:style-name="P1"><text:span text:style-name="T1">L156 it is not a seasonal scale but a year scale at a cold or warm season, I am right?</text:span></text:p>
      <text:p text:style-name="P1"><text:span text:style-name="T3">Oui exact, enfin c’est un effet couplé year*season, à reformuler ? </text:span></text:p>
      <text:p text:style-name="P4"/>
      <text:p text:style-name="P1"><text:span text:style-name="T5">&gt;&gt; Yes, we should indeed be more precise: it is a yearly effect during the cold or during the warm season. We’ll find something appropriate to say. Year x season was pretty neat I think, perhaps we should define very precisely what we mean by year x season the first time, and then use year x season in the remainder of the manuscript. </text:span></text:p>
      <text:p text:style-name="P2"/>
      <text:p text:style-name="P1"><text:span text:style-name="T1">L164 genus…Been consistent in terminology is important when a wide range of results are presented.</text:span></text:p>
      <text:p text:style-name="P1"><text:span text:style-name="T3">Euh là je vois pas…</text:span></text:p>
      <text:p text:style-name="P6"/>
      <text:p text:style-name="P1"><text:span text:style-name="T5">&gt;&gt; Me neither. [Coralie, Christelle?]</text:span></text:p>
      <text:p text:style-name="P4"/>
      <text:p text:style-name="P1"><text:span text:style-name="T8">Apart from a genus/genera confusion from the reviewer, I don’t know either.</text:span></text:p>
      <text:p text:style-name="P8"/>
      <text:p text:style-name="P1"><text:span text:style-name="T11">&gt;&gt;&gt; ???? pour moi.</text:span></text:p>
      <text:p text:style-name="P2"/>
      <text:p text:style-name="P1"><text:span text:style-name="T1">L166 at this point I miss something. So far, I understood that the analysis was done collapsing data at the year level. I suspect that the wavelet analysis was done at the month grain, this has to be very clear from methods. </text:span></text:p>
      <text:p text:style-name="P1"><text:span text:style-name="T3">Oui c’est vrai, en fait la ‘préparation’ des données est décrite pour la partie synchronie (lignes 1101-113), mais pour pas la partie wavelett…lignes 144-147, préciser quelle est l’unité de tho ? </text:span></text:p>
      <text:p text:style-name="P6"/>
      <text:p text:style-name="P1"><text:soft-page-break/><text:span text:style-name="T5">&gt;&gt; Yes! We need to make this crystal clear. </text:span></text:p>
      <text:p text:style-name="P2"/>
      <text:p text:style-name="P1"><text:span text:style-name="T1">In addition, I am not convinced that the analysis at the month level has sense on the light of your theoretical framework, see general comments. In addition, compensation at the intra annual level may be differentiating warm versus cold species? </text:span></text:p>
      <text:p text:style-name="P2"/>
      <text:p text:style-name="P1"><text:span text:style-name="T3">Cf commentaires précédents sur cette question</text:span></text:p>
      <text:p text:style-name="P6"/>
      <text:p text:style-name="P1"><text:span text:style-name="T5">&gt;&gt; Not sure exactly what is meant here. </text:span></text:p>
      <text:p text:style-name="P2"/>
      <text:p text:style-name="P1"><text:span text:style-name="T1">L182 This may be a matter of discussion? Phase analysis (Cazelles and Stone 2003) is robust to data transformation. </text:span></text:p>
      <text:p text:style-name="P2"/>
      <text:p text:style-name="P1"><text:span text:style-name="T3">Apparemment il/elle y tient. Donc discuter la phase analysis ?</text:span></text:p>
      <text:p text:style-name="P6"/>
      <text:p text:style-name="P1"><text:span text:style-name="T5">&gt;&gt; But phase analysis does not connect to want we want to do. </text:span></text:p>
      <text:p text:style-name="P2"/>
      <text:p text:style-name="P1"><text:span text:style-name="T1">L201-204, This is a methodology and result section presented in discussion. In addition, the appendix is hard to follow.</text:span></text:p>
      <text:p text:style-name="P1"><text:span text:style-name="T3">C’est vrai. A revoir en fonction des autres révisions nécessaires à la discussion (notamment un paragraphe de discussion des méthodes….)</text:span></text:p>
      <text:p text:style-name="P6"/>
      <text:p text:style-name="P1"><text:span text:style-name="T5">&gt;&gt; Yes, but that’s usually OK to do that. But we can re-insert it into methods + results. </text:span></text:p>
      <text:p text:style-name="P2"/>
      <text:p text:style-name="P1"><text:span text:style-name="T1">L201-209. This support the existence of an inflated Type II error in the use of Gross index? If this is the case this is particularly important.</text:span></text:p>
      <text:p text:style-name="P1"><text:span text:style-name="T3">Mmmm… ?</text:span></text:p>
      <text:p text:style-name="P6"><text:soft-page-break/></text:p>
      <text:p text:style-name="P1"><text:span text:style-name="T5">&gt;&gt; Reminder: Type II is failure to reject a false null hypothesis. In our statistical analyses the null is “all species have independent yet seasonal dynamics”. A type II error would then be not seeing that that all species are dependent. So we would see no compensation or synchrony even though species are synchronous or compensatory. </text:span></text:p>
      <text:p text:style-name="P4"/>
      <text:p text:style-name="P1"><text:span text:style-name="T5">This is not what we test with on the Gross Index: we assume that compensation can come in <text:s/>two ways, two groups having opposite responses to an environmental driver and competing together. There is uncertainty as to what degree of compensation will be found, because within a group species have the same response to the environmental driver. There is also some uncertainty as to how the Gross index reacts to simply the number of groups. </text:span></text:p>
      <text:p text:style-name="P4"/>
      <text:p text:style-name="P1"><text:span text:style-name="T5">When the strength of the responses to the environmental signal increases, the two groupes react in even more opposite ways (which promotes compensation) but we also have more within-group synchrony (because within a group, species react in a more similar manner, which promotes synchrony). Hence, when the response to the environmental signal increases the Gross index gets to zero, but this is a property of the modelled community, not a property of the Gross index. </text:span></text:p>
      <text:p text:style-name="P2"/>
      <text:p text:style-name="P1"><text:span text:style-name="T1">Fig 1 legend. What is a putative trend?</text:span></text:p>
      <text:p text:style-name="P1"><text:span text:style-name="T3">C’est un peu dit mais à reformuler plus simplement ? </text:span></text:p>
      <text:p text:style-name="P6"/>
      <text:p text:style-name="P1"><text:span text:style-name="T5">&gt;&gt; We need to think about what exactly we represented using the dotted line Christelle. I would say something like “reconstructed trend”. </text:span></text:p>
      <text:p text:style-name="P1"><text:span text:style-name="T11">&gt;&gt; oui, il faut que je change ça, tu m’en as déjà un peu parlé Fred.</text:span></text:p>
      <text:p text:style-name="P1"/>
      <text:p text:style-name="P1"><text:span text:style-name="T1">A. The appendix is hard to follow, it is schematic and it is difficult to extract main massages. If I properly follow the analysis, only sync for environmental response was considered. This is the sync (or asynchrony) because Moran effect (Royama 1992, 2005) but not consider the role of compensatory competitive dynamics (e.g. gradient in the alpha competition coefficient).</text:span></text:p>
      <text:p text:style-name="P1"><text:span text:style-name="T1">Honestly, it has been difficult for me to find the support for your assertion “…this means that the more birds are sensitive to the water level, the less we can expect compensation at the whole community level”.</text:span></text:p>
      <text:p text:style-name="P1"><text:span text:style-name="T3">J’ai pas l’annexe sous les yeux donc ??</text:span></text:p>
      <text:p text:style-name="P4"/>
      <text:p text:style-name="P1"><text:span text:style-name="T5">&gt;&gt; The Moran effect has nothing to do with it I think (unless we assume that having several populations forced by weather and linked by dispersal is a statistical equivalent of several species forced by weather and linked by competition). We did not vary alpha indeed. </text:span></text:p>
      <text:p text:style-name="P4"/>
      <text:p text:style-name="P1"><text:span text:style-name="T5">Indeed, we did not include much detail. If we environmental variable in our model is set to water level, when the coefficient associated to that variable is higher, the Gross index gets to zero. We need probably to explain it like I did two comments above. </text:span></text:p>
      <text:p text:style-name="P2"/>
      <text:p text:style-name="P1"><text:soft-page-break/><text:span text:style-name="T1">Figure A3. Probably the dynamic along 100-200 years is enough. It is difficult to see something in this image of overlapped dynamics. </text:span></text:p>
      <text:p text:style-name="P1"/>
      <text:p text:style-name="P1"><text:span text:style-name="T5">&gt;&gt; OK, we could do that. </text:span></text:p>
      <text:p text:style-name="P2"/>
      <text:p text:style-name="P1"><text:span text:style-name="T1">Cazelles, B., and L. Stone. 2003. Detection of imperfect population synchrony in an uncertain world. Journal of Animal Ecology 72:953-968.</text:span></text:p>
      <text:p text:style-name="P1"><text:span text:style-name="T1">Keitt, H. T., and H. E. Stanley. 1998. Dynamics of North American breeding bird populations. Nature 393:257-260.</text:span></text:p>
      <text:p text:style-name="P1"><text:span text:style-name="T1">Royama, T. 1992. Analytical Population Dynamics. Chapman &amp; Hall, London.</text:span></text:p>
      <text:p text:style-name="P1"><text:span text:style-name="T1">Royama, T. 2005. Moran effect on nonlinear population processes. Ecological Monographs 75:277-293.</text:span></text:p>
      <text:p text:style-name="P1"><text:span text:style-name="T1">Segura, A. M., D. Calliari, B. L. Lan, H. Fort, C. E. Widdicombe, R. Harmer, and M. Arim. 2017. Community fluctuations and local extinction in a planktonic food web. Ecology Letters in press.</text:span></text:p>
      <text:p text:style-name="P1"><text:span text:style-name="T1">Turchin, P. 2003. Complex population Dynamics: a theoretical/empirical synthesis. Princeton University Press, New Jersey.</text:span></text:p>
      <text:p text:style-name="P2"/>
      <text:p text:style-name="P2"/>
      <text:p text:style-name="P1"><text:span text:style-name="T1">Reviewer: 2</text:span></text:p>
      <text:p text:style-name="P2"/>
      <text:p text:style-name="P1"><text:span text:style-name="T1">Comments to the Author</text:span></text:p>
      <text:p text:style-name="P1"><text:span text:style-name="T1">This manuscript examines patterns of synchrony across 35 years of seasonal bird abundance data from an ornithological reserve. <text:s/>Synchrony is examined across multiple taxonomic and temporal scales. <text:s/>Synchrony is interesting because asynchrony is one possible signature of compensation or compensatory dynamics, and compensatory dynamics are themselves thought to be a signature of several putative mechanisms that may link biological diversity with ecosystem stability. <text:s/>This study suggests that compensation may be strongest among higher levels of taxonomic organization, and at longer time scales than previously appreciated or documented.</text:span></text:p>
      <text:p text:style-name="P2"/>
      <text:p text:style-name="P1"><text:span text:style-name="T1">The major strength of this paper is the presentation and analysis of a unique data set. <text:s/>The manuscript rightly observes that studies of synchrony and compensatory dynamics have so far been limited to a few select taxa (namely terrestrial plants and aquatic microorganisms); this study’s focus on birds is a welcome complement. <text:s/>Thirty-five years of data also provide a rare opportunity to detect synchrony and/or compensation at longer time scales (but see the comments on time-scale length below).</text:span></text:p>
      <text:p text:style-name="P2"/>
      <text:p text:style-name="P1"><text:span text:style-name="T1">That said, I found it difficult to evaluate the strength of the support for the manuscript’s central findings. <text:s/>Two complementary analyses of synchrony are provided --- one based on correlations among species’ abundances, and a second based on wavelets. <text:s/>Together, the two analyses provide quite a lot of results to digest. <text:s/>The manuscript attempts to use the results to support a clear take-home message, but the connection between the results and that message seemed tenuous, and the take-home message seems to oversimplify of a much richer story. <text:s/>To some degree, I wonder if the tight space limitations of the Report format hindered a deeper and more satisfying exploration of the data. <text:s/>As it is, it didn’t seem to me that the manuscript fully grappled with all the complexity revealed by the synchrony analyses.</text:span></text:p>
      <text:p text:style-name="P2"/>
      <text:p text:style-name="P1"><text:soft-page-break/><text:span text:style-name="T3">Bon ben en gros on peut faire plus long et détaillé sur les méthodes et la discussion, si le format de Ecosphere le permet…c’est plutôt une critique positive je trouve…mais moi j’aimais bien ce format condensé… </text:span><text:span text:style-name="T4">☺</text:span></text:p>
      <text:p text:style-name="P7"/>
      <text:p text:style-name="P1"><text:span text:style-name="T7">&gt;&gt; Yes… </text:span></text:p>
      <text:p text:style-name="P2"/>
      <text:p text:style-name="P1"><text:span text:style-name="T1">I also found myself wondering about the distinction between compensation vs. compensatory dynamics that the authors discuss in lines 220 – 231. <text:s/>I appreciated and enjoyed this paragraph, but I think the issues here run much deeper, and merit more consideration. <text:s text:c="2"/>First, I wonder if ‘compensation’, in the sense of a reshuffling of populations without any change in population size, has the same or equivalent ecological relevance as compensatory dynamics (in which population sizes change). <text:s/>To answer this question, one has to step back and ask if there is ecological relevance to synchrony that goes beyond its connection to the biodiversity-ecosystem function debate. <text:s/>If so, what is that ecological relevance? <text:s/>If not, why should we care about compensation that does not also reflect compensatory dynamics? <text:s/>Not only is the lack of discussion along these lines a missed opportunity, but it also makes it difficult to situate this work within a broader ecological context. <text:s/></text:span></text:p>
      <text:p text:style-name="P1"/>
      <text:p text:style-name="P1"><text:span text:style-name="T5">&gt;&gt; I am actually not sure that compensation = perfect compensation = zero-sum dynamics (i.e., “</text:span>reshuffling of populations without any change in population size<text:span text:style-name="T5">”). [How did you interpret it, Coralie? </text:span><text:span text:style-name="T8">If you remain in the framework defined by Gonzalez and Loreau, compensation is indeed characterized by a stable population size, even though that is not so explicit in their paper (but it is in Fig.1). We (kind of) hint at it by saying that changes in composition occur ‘under an overall space constraint’. But that’s not the main point of the reviewer</text:span><text:span text:style-name="T5">]. That said, by compensatory dynamics he means “compensatory demographic/population-level dynamics”. However, compensation - as we define it, e.g. a tendency of the variance of the community to be lower than that of its constituent parts at some scale - has still some relevance when it is not </text:span><text:span text:style-name="T6">directly</text:span><text:span text:style-name="T5"> caused by demographic change. The thing is, behavioural-level avoidance or competition behaviour at a local level has implications for the larger-scale (i.e., regional or countrywide-scale) population dynamics of those species. </text:span></text:p>
      <text:p text:style-name="P4"/>
      <text:p text:style-name="P1"><text:span text:style-name="T5">Also, from the point of view of species being predated upon by the birds in the wetlands, whether there is compensation or synchrony makes a big difference to them because they either experience very steady predation or very variable (temporally) predation, in addition to the obvious seasonal fluctuations. </text:span></text:p>
      <text:p text:style-name="P1"/>
      <text:p text:style-name="P1"><text:span text:style-name="T3">+ issues related to the use of ‘compensation’ term in other contexts…(wetlands etc.)</text:span></text:p>
      <text:p text:style-name="P1"><text:span text:style-name="T3">Is the first sentence of this paragraph really needed, and/or can we develop a bit further based on the reviewer comments/argumentation ?The idea here is to say that the observed compensatory patterns reflect more the impact of local water level management than true compensatury dynamics in bird population demography…However, the cormorant-heron-egret dynamics may illustrate ‘true’ compensatory dynamic, based on the temporal scale where this compensatory pattern is being detected.. .?</text:span></text:p>
      <text:p text:style-name="P2"/>
      <text:p text:style-name="P2"/>
      <text:p text:style-name="P1"><text:span text:style-name="T1">Second, I think there is much more that could be said here about what we mean by “short” vs “long” time scales. <text:s/>Are time scales to be measured with respect to calendar time? </text:span></text:p>
      <text:p text:style-name="P2"/>
      <text:p text:style-name="P1"><text:span text:style-name="T3">Ha ! On a déjà eu cette discussion si je me rappelle bien </text:span><text:span text:style-name="T4">☺</text:span></text:p>
      <text:p text:style-name="P5"/>
      <text:p text:style-name="P1"><text:span text:style-name="T7">&gt;&gt; Yes. We need to make sure that “short” is “months” and “long” is “years” in this context. </text:span></text:p>
      <text:p text:style-name="P2"/>
      <text:p text:style-name="P1"><text:span text:style-name="T1"><text:s/>With respect to the generation time of the taxa being studied? <text:s/>With respect to the time scale of the predominant environmental fluctuations? <text:s/>All of these are interesting questions that need to be engaged in order to contextualize the research.</text:span></text:p>
      <text:p text:style-name="P2"><text:soft-page-break/></text:p>
      <text:p text:style-name="P1"><text:span text:style-name="T3">Yes that is very true. But is it really the place for this ? Every time we conduct ecological studies, this same question arises anyway (i.e., at what temporal and spatial scale shoud we work, so as to catch up processes with highest significance related to the research question), so I am not really sure we have space to debate this here…However we can maybe further justifiy the choice for out time scales somewhere in the methods, and based on bird ecology knowledge…</text:span></text:p>
      <text:p text:style-name="P4"/>
      <text:p text:style-name="P1"><text:span text:style-name="T5">&gt;&gt; I agree… We could say more about this in a longer discussion. Wrt generation time, people who have studied plankton have many generations in a year, so that a generation is often close to the sampling time (or below it). However, generation time is only part of the story. The autocorrelation in plankton dynamics extends over many plankton generations (several month = many weeks if one week is generation time). The temporal autocorrelations in vertebrates do not (e.g. if generation time is 10 years in vertebrates, we don’t have vertebrate dynamics significantly temporally correlated at 3 years. </text:span></text:p>
      <text:p text:style-name="P4"/>
      <text:p text:style-name="P1"><text:span text:style-name="T5">For annual plants, generation time is one year and compensation is measured at that scale, so everything is in appearance massively simpler. However, if we assume suddenly that the seed bank is now part of the population, some individual seeds can last 100 years… </text:span></text:p>
      <text:p text:style-name="P4"/>
      <text:p text:style-name="P1"><text:span text:style-name="T5">So I don’t think there can be a clear-cut answers here [a little bit like what you highlight Laure]</text:span></text:p>
      <text:p text:style-name="P2"/>
      <text:p text:style-name="P1"><text:span text:style-name="T1">The journal’s webpage states that Reports “should present results that substantially advance a field or overturn existing ideas.” <text:s/>I recognize that this description may be written in aspirational language, but I think the case has yet to be made that this contribution meets that (high) standard. <text:s/>The results here are noteworthy, but the actual findings are too jumbled, and the connections to the motivating conceptual framework are too weak, to rise to the level necessary for this type of publication. <text:s/>It seems to me that the manuscript in its current form would be more suitable for an outlet more focused on animal ecology. <text:s/></text:span></text:p>
      <text:p text:style-name="P1"><text:span text:style-name="T3">Option J Anim Ecol ?</text:span></text:p>
      <text:p text:style-name="P2"/>
      <text:p text:style-name="P1"><text:span text:style-name="T1">Alternatively, the manuscript might benefit from a longer-format contribution that allows a deeper and more thorough exploration of these data and the questions they raise, and perhaps goes beyond merely characterizing patterns of synchrony.</text:span></text:p>
      <text:p text:style-name="P2"/>
      <text:p text:style-name="Standard"><text:bookmark text:name="_gjdgxs"/><text:span text:style-name="T10">Option Ecosphere avec format pus long ? Ou pas…à voir selon vos avis respectifs…je le trouve raide lui/elle avec son ‘merely charaterizing patterns of synchronny’, genre on s’en fout…mais bon c le jeu</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libri" svg:font-family="Calibri" style:font-family-generic="roman" style:font-pitch="variable"/>
    <style:font-face style:name="Georgia" svg:font-family="Georgia" style:font-family-generic="roman" style:font-pitch="variable"/>
    <style:font-face style:name="Wingdings" svg:font-family="Wingdings"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fr" fo:country="FR" style:letter-kerning="false" style:font-name-asian="Calibri1" style:font-size-asian="11pt" style:language-asian="zh" style:country-asian="CN" style:font-name-complex="Calibri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fr" fo:country="FR" style:letter-kerning="false" style:font-name-asian="Calibri1" style:font-size-asian="11pt" style:language-asian="zh" style:country-asian="CN" style:font-name-complex="Calibri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loext:contextual-spacing="false"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loext:contextual-spacing="false" fo:line-height="100%" fo:keep-together="always"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font-variant="normal" fo:text-transform="none" fo:color="#0000ff" style:text-line-through-style="none" style:text-line-through-type="none" style:text-position="0% 100%" style:font-name="Calibri" fo:font-family="Calibri" style:font-family-generic="roman" style:font-pitch="variable" fo:font-size="11pt" fo:font-style="normal" style:text-underline-style="solid" style:text-underline-width="auto" style:text-underline-color="font-color" fo:font-weight="normal" style:font-name-asian="Calibri1" style:font-family-asian="Calibri" style:font-family-generic-asian="system" style:font-pitch-asian="variable" style:font-size-asian="11pt" style:font-style-asian="normal" style:font-weight-asian="normal" style:font-name-complex="Calibri1" style:font-family-complex="Calibri" style:font-family-generic-complex="system" style:font-pitch-complex="variable" style:font-size-complex="11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9839in" fo:margin-bottom="0.8756in" fo:margin-left="0.9839in" fo:margin-right="0.9839in" style:writing-mode="lr-tb" style:layout-grid-color="#c0c0c0" style:layout-grid-lines="24977"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16" meta:paragraph-count="187" meta:word-count="5936" meta:character-count="36711" meta:non-whitespace-character-count="30827"/>
    <meta:generator>LibreOfficeDev/6.0.5.2$Linux_X86_64 LibreOffice_project/</meta:generator>
  </office:meta>
</office:document-meta>
</file>